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6cb5"/>
    </style:style>
    <style:style style:name="T1" style:family="text">
      <style:text-properties officeooo:rsid="00016c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text is written in as an inner monologue. The author employs short sentences, almost exclusively keywords, to show the speed of Martha’s thinking. These keywords are a Martha’s summary of her own life and current situation. Those ton of words symbolize how filled her schedule and how exhausting her daily life is. The author shows the life of a woman having her job and her children as full time jobs simultaneously. It also shows her as a wife who want to fit her husbands expectations and stays in shape even though she knows that her husband has eyes for his secretary. The amount of scheduling combined with a missing feeling of recognition makes her appear humane but desper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1-29T04:31:17.910000000</dc:date>
    <meta:editing-duration>PT4M22S</meta:editing-duration>
    <meta:editing-cycles>1</meta:editing-cycles>
    <meta:document-statistic meta:table-count="0" meta:image-count="0" meta:object-count="0" meta:page-count="1" meta:paragraph-count="1" meta:word-count="119" meta:character-count="688" meta:non-whitespace-character-count="570"/>
  </office:meta>
</office:document-meta>
</file>